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006600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_20_2" svg:stroke-width="0.026cm" svg:stroke-color="#ffffff" draw:stroke-linejoin="round" svg:stroke-linecap="butt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5" style:family="graphic" style:parent-style-name="standard">
      <style:graphic-properties draw:stroke="solid" draw:stroke-dash="Dash_20_2" svg:stroke-width="0.64cm" svg:stroke-color="#ffffff" draw:stroke-linejoin="round" svg:stroke-linecap="butt" draw:textarea-horizontal-align="center" draw:textarea-vertical-align="middle" fo:padding-top="0.32cm" fo:padding-bottom="0.32cm" fo:padding-left="0.32cm" fo:padding-right="0.32cm"/>
    </style:style>
    <style:style style:name="gr6" style:family="graphic" style:parent-style-name="standard">
      <style:graphic-properties draw:stroke="none" draw:stroke-dash="Dash_20_2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_20_2" svg:stroke-width="1.016cm" svg:stroke-color="#006600" draw:marker-start-width="1.524cm" draw:marker-end-width="1.524cm" draw:stroke-linejoin="round" svg:stroke-linecap="butt" draw:fill="solid" draw:fill-color="#006600" draw:textarea-horizontal-align="center" draw:textarea-vertical-align="middle" fo:padding-top="0.508cm" fo:padding-bottom="0.508cm" fo:padding-left="0.508cm" fo:padding-right="0.50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169cm" svg:height="17.271cm" svg:x="1.546cm" svg:y="5.432cm" svg:viewBox="0 0 17170 17272" svg:d="M17170 16060c-246 596-761 1051-1393 1212h-14220c-894-229-1557-1042-1557-2012v-13187c0-1148 928-2073 2072-2073h13191c860 0 1596 524 1907 1273z">
          <text:p/>
        </draw:path>
        <draw:path draw:style-name="gr2" draw:text-style-name="P1" draw:layer="layout" svg:width="16.407cm" svg:height="16.509cm" svg:x="1.975cm" svg:y="5.772cm" svg:viewBox="0 0 16408 16510" svg:d="M16408 15351c-236 570-728 1005-1332 1159h-13588c-854-219-1488-996-1488-1923v-12606c0-1096 887-1981 1980-1981h12605c822 0 1526 501 1823 1216z">
          <text:p/>
        </draw:path>
        <draw:polygon draw:style-name="gr3" draw:text-style-name="P1" draw:layer="layout" svg:width="5.523cm" svg:height="9.687cm" svg:x="7.305cm" svg:y="10.758cm" svg:viewBox="0 0 5524 9688" draw:points="2763,9688 0,9688 0,0 5524,0 5524,9688">
          <text:p/>
        </draw:polygon>
        <draw:polygon draw:style-name="gr4" draw:text-style-name="P1" draw:layer="layout" svg:width="5.523cm" svg:height="9.616cm" svg:x="7.305cm" svg:y="10.758cm" svg:viewBox="0 0 5524 9617" draw:points="2763,9617 0,9617 0,0 5524,0 5524,9617">
          <text:p/>
        </draw:polygon>
        <draw:line draw:style-name="gr5" draw:text-style-name="P1" draw:layer="layout" svg:x1="7.041cm" svg:y1="20.447cm" svg:x2="7.041cm" svg:y2="6.654cm">
          <text:p/>
        </draw:line>
        <draw:polygon draw:style-name="gr6" draw:text-style-name="P1" draw:layer="layout" svg:width="7.612cm" svg:height="5.218cm" svg:x="7.348cm" svg:y="6.657cm" svg:viewBox="0 0 7613 5219" draw:points="0,0 7613,5219 0,5219">
          <text:p/>
        </draw:polygon>
        <draw:polygon draw:style-name="gr4" draw:text-style-name="P1" draw:layer="layout" svg:width="6.535cm" svg:height="4.65cm" svg:x="7.348cm" svg:y="6.768cm" svg:viewBox="0 0 6536 4651" draw:points="0,0 6536,4651 0,4651">
          <text:p/>
        </draw:polygon>
        <draw:line draw:style-name="gr7" draw:text-style-name="P1" draw:layer="layout" svg:x1="10.724cm" svg:y1="21.066cm" svg:x2="10.645cm" svg:y2="10.761cm">
          <text:p/>
        </draw:line>
        <draw:line draw:style-name="gr7" draw:text-style-name="P1" draw:layer="layout" svg:x1="10.87cm" svg:y1="11.242cm" svg:x2="5.612cm" svg:y2="7.5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3:47:51</dc:date>
    <meta:document-statistic meta:object-count="9"/>
    <meta:generator>OpenOffice/4.1.0$Unix OpenOffice.org_project/410m18$Build-9764</meta:generator>
  </office:meta>
</office:document-meta>
</file>